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4" style:parent-style-name="Domyślnaczcionkaakapitu" style:family="text">
      <style:text-properties fo:font-weight="normal" style:font-weight-asian="normal" style:font-weight-complex="normal"/>
    </style:style>
    <style:style style:name="T5" style:parent-style-name="Domyślnaczcionkaakapitu" style:family="text">
      <style:text-properties fo:font-weight="normal" style:font-weight-asian="normal" style:font-weight-complex="normal"/>
    </style:style>
    <style:style style:name="T6" style:parent-style-name="Domyślnaczcionkaakapitu" style:family="text">
      <style:text-properties fo:language="pl" fo:country="PL"/>
    </style:style>
    <number:date-style style:name="N7" number:language="en" number:country="US">
      <number:day number:calendar="gregorian"/>
      <number:text>.</number:text>
      <number:month number:style="long" number:calendar="gregorian"/>
      <number:text>.</number:text>
      <number:year number:calendar="gregorian"/>
    </number:date-style>
    <style:style style:name="TableColumn9" style:family="table-column">
      <style:table-column-properties style:column-width="4.6208in" style:use-optimal-column-width="false"/>
    </style:style>
    <style:style style:name="TableColumn10" style:family="table-column">
      <style:table-column-properties style:column-width="1.0375in" style:use-optimal-column-width="false"/>
    </style:style>
    <style:style style:name="TableColumn11" style:family="table-column">
      <style:table-column-properties style:column-width="1.0381in" style:use-optimal-column-width="false"/>
    </style:style>
    <style:style style:name="Table8" style:family="table">
      <style:table-properties style:width="6.69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1pt" style:font-size-asian="11pt" style:font-size-complex="11pt" fo:language="pl" fo:country="PL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size="11pt" style:font-size-asian="11pt" style:font-size-complex="11pt"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1pt" style:font-size-asian="11pt" style:font-size-complex="11pt" fo:language="pl" fo:country="PL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1pt" style:font-size-asian="11pt" style:font-size-complex="11pt" fo:language="pl" fo:country="P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 fo:language="pl" fo:country="PL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 fo:language="pl" fo:country="P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 fo:language="pl" fo:country="PL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 fo:language="pl" fo:country="P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 fo:language="pl" fo:country="P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 fo:language="pl" fo:country="P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 fo:language="pl" fo:country="P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1pt" style:font-size-asian="11pt" style:font-size-complex="11pt" fo:language="pl" fo:country="P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1pt" style:font-size-asian="11pt" style:font-size-complex="11pt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 fo:language="pl" fo:country="PL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1pt" style:font-size-asian="11pt" style:font-size-complex="11pt" fo:language="pl" fo:country="P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Domyślnaczcionkaakapitu" style:family="text">
      <style:text-properties fo:font-size="11pt" style:font-size-asian="11pt" style:font-size-complex="11pt" fo:language="pl" fo:country="PL"/>
    </style:style>
    <style:style style:name="T71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72" style:parent-style-name="Domyślnaczcionkaakapitu" style:family="text">
      <style:text-properties fo:font-size="11pt" style:font-size-asian="11pt" style:font-size-complex="11pt" fo:language="pl" fo:country="PL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11pt" style:font-size-asian="11pt" style:font-size-complex="11pt" fo:language="pl" fo:country="P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omyślnaczcionkaakapitu" style:family="text">
      <style:text-properties fo:font-size="11pt" style:font-size-asian="11pt" style:font-size-complex="11pt" fo:language="pl" fo:country="PL"/>
    </style:style>
    <style:style style:name="T80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81" style:parent-style-name="Domyślnaczcionkaakapitu" style:family="text">
      <style:text-properties fo:font-size="11pt" style:font-size-asian="11pt" style:font-size-complex="11pt" fo:language="pl" fo:country="P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 fo:language="pl" fo:country="P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 fo:language="pl" fo:country="P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1pt" style:font-size-asian="11pt" style:font-size-complex="11pt" fo:language="pl" fo:country="PL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 fo:language="pl" fo:country="P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 fo:language="pl" fo:country="PL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1pt" style:font-size-asian="11pt" style:font-size-complex="11pt" fo:language="pl" fo:country="PL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 fo:language="pl" fo:country="PL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1pt" style:font-size-asian="11pt" style:font-size-complex="11pt" fo:language="pl" fo:country="PL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1pt" style:font-size-asian="11pt" style:font-size-complex="11pt" fo:language="pl" fo:country="P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 fo:language="pl" fo:country="P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1pt" style:font-size-asian="11pt" style:font-size-complex="11pt" fo:language="pl" fo:country="P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 fo:language="pl" fo:country="PL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1pt" style:font-size-asian="11pt" style:font-size-complex="11pt" fo:language="pl" fo:country="PL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1pt" style:font-size-asian="11pt" style:font-size-complex="11pt" fo:language="pl" fo:country="P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 fo:language="pl" fo:country="P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1pt" style:font-size-asian="11pt" style:font-size-complex="11pt" fo:language="pl" fo:country="PL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1pt" style:font-size-asian="11pt" style:font-size-complex="11pt" fo:language="pl" fo:country="P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 fo:language="pl" fo:country="P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 fo:language="pl" fo:country="PL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1pt" style:font-size-asian="11pt" style:font-size-complex="11pt" fo:language="pl" fo:country="PL"/>
    </style:style>
    <style:style style:name="P135" style:parent-style-name="Standard" style:family="paragraph">
      <style:paragraph-properties fo:text-align="justify"/>
      <style:text-properties fo:language="pl" fo:country="PL"/>
    </style:style>
    <style:style style:name="P136" style:parent-style-name="Standard" style:family="paragraph">
      <style:text-properties fo:language="pl" fo:country="PL"/>
    </style:style>
    <style:style style:name="P137" style:parent-style-name="Standard" style:family="paragraph">
      <style:paragraph-properties fo:text-align="justify"/>
    </style:style>
    <style:style style:name="T138" style:parent-style-name="Domyślnaczcionkaakapitu" style:family="text">
      <style:text-properties fo:language="pl" fo:country="PL"/>
    </style:style>
    <style:style style:name="T139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<text:span text:style-name="T4">Tytuł</text:span>: Warblade</text:p>
      <text:p text:style-name="Tytuł"><text:span text:style-name="T5">Autorzy:<text:s/></text:span>Natalia Pluta (NP), Hubert Mucha (HM)</text:p>
      <text:p text:style-name="Textbody"><text:span text:style-name="T6">Ostatnia modyfikacja</text:span>:<text:s/><text:date style:data-style-name="N7">15.09.21</text:date></text:p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ytanie</text:p>
          </table:table-cell>
          <table:table-cell table:style-name="TableCell15">
            <text:p text:style-name="P16">Oczekiwana odpowiedź</text:p>
          </table:table-cell>
          <table:table-cell table:style-name="TableCell17">
            <text:p text:style-name="P18">Twoja odpowiedź</text:p>
          </table:table-cell>
        </table:table-row>
        <table:table-row table:style-name="TableRow19">
          <table:table-cell table:style-name="TableCell20">
            <text:p text:style-name="P21">Czy projekt został spakowany w formacie ZIP? ( TAK / NIE )</text:p>
          </table:table-cell>
          <table:table-cell table:style-name="TableCell22">
            <text:p text:style-name="P23">TAK</text:p>
          </table:table-cell>
          <table:table-cell table:style-name="TableCell24">
            <text:p text:style-name="P25">TAK</text:p>
          </table:table-cell>
        </table:table-row>
        <table:table-row table:style-name="TableRow26">
          <table:table-cell table:style-name="TableCell27">
            <text:p text:style-name="P28">Czy<text:s/>raport został załączony w formacie PDF? ( TAK / NIE )</text:p>
          </table:table-cell>
          <table:table-cell table:style-name="TableCell29">
            <text:p text:style-name="P30">TAK</text:p>
          </table:table-cell>
          <table:table-cell table:style-name="TableCell31">
            <text:p text:style-name="P32">TAK</text:p>
          </table:table-cell>
        </table:table-row>
        <table:table-row table:style-name="TableRow33">
          <table:table-cell table:style-name="TableCell34">
            <text:p text:style-name="P35">Czy w pliku ZIP został umieszczony bitstream? ( TAK / NIE )</text:p>
          </table:table-cell>
          <table:table-cell table:style-name="TableCell36">
            <text:p text:style-name="P37">TAK</text:p>
          </table:table-cell>
          <table:table-cell table:style-name="TableCell38">
            <text:p text:style-name="P39">TAK</text:p>
          </table:table-cell>
        </table:table-row>
        <table:table-row table:style-name="TableRow40">
          <table:table-cell table:style-name="TableCell41">
            <text:p text:style-name="P42">Czy rozmieszczenie plików w katalogach projektu jest zgodne ze specyfikacją? ( TAK / NIE )</text:p>
          </table:table-cell>
          <table:table-cell table:style-name="TableCell43">
            <text:p text:style-name="P44">TAK</text:p>
          </table:table-cell>
          <table:table-cell table:style-name="TableCell45">
            <text:p text:style-name="P46">TAK</text:p>
          </table:table-cell>
        </table:table-row>
        <table:table-row table:style-name="TableRow47">
          <table:table-cell table:style-name="TableCell48">
            <text:p text:style-name="P49">Czy sprawdzona została poprawność<text:s/>pliku ZIP spakowanego projektu poprzez rozpakowanie w nowym katalogu, otworzenie projektu Vivado, syntezę, elaboracje i wygenerowanie bitstream'u? ( TAK / NIE )</text:p>
          </table:table-cell>
          <table:table-cell table:style-name="TableCell50">
            <text:p text:style-name="P51">TAK</text:p>
          </table:table-cell>
          <table:table-cell table:style-name="TableCell52">
            <text:p text:style-name="P53">TAK</text:p>
          </table:table-cell>
        </table:table-row>
        <table:table-row table:style-name="TableRow54">
          <table:table-cell table:style-name="TableCell55">
            <text:p text:style-name="P56">Numer użytej wersji Vivado</text:p>
          </table:table-cell>
          <table:table-cell table:style-name="TableCell57">
            <text:p text:style-name="P58"/>
          </table:table-cell>
          <table:table-cell table:style-name="TableCell59">
            <text:p text:style-name="P60">2017.3</text:p>
          </table:table-cell>
        </table:table-row>
        <table:table-row table:style-name="TableRow61">
          <table:table-cell table:style-name="TableCell62">
            <text:p text:style-name="P63">Liczba błędów (error) zgłoszonych przez Vivado</text:p>
          </table:table-cell>
          <table:table-cell table:style-name="TableCell64">
            <text:p text:style-name="P65">0<text:s/>(!)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TableContents"><text:span text:style-name="T70">Liczba ostrzeżeń krytycznych (</text:span><text:span text:style-name="T71">critical warning</text:span><text:span text:style-name="T72">) zgłoszona przez Vivado</text:span></text:p>
          </table:table-cell>
          <table:table-cell table:style-name="TableCell73">
            <text:p text:style-name="P74">0 (!)</text:p>
          </table:table-cell>
          <table:table-cell table:style-name="TableCell75">
            <text:p text:style-name="P76">0</text:p>
          </table:table-cell>
        </table:table-row>
        <table:table-row table:style-name="TableRow77">
          <table:table-cell table:style-name="TableCell78">
            <text:p text:style-name="TableContents"><text:span text:style-name="T79">Liczba ostrzeżeń zwykłych (</text:span><text:span text:style-name="T80">warning</text:span><text:span text:style-name="T81">) zgłoszona przez Vivado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>153</text:p>
          </table:table-cell>
        </table:table-row>
        <table:table-row table:style-name="TableRow86">
          <table:table-cell table:style-name="TableCell87">
            <text:p text:style-name="P88">Interfejs dostarczania danych przez użytkownika ( klawiatura / mysz / ... )</text:p>
          </table:table-cell>
          <table:table-cell table:style-name="TableCell89">
            <text:p text:style-name="P90"/>
          </table:table-cell>
          <table:table-cell table:style-name="TableCell91">
            <text:p text:style-name="P92">Klawiatura membranowa 4x4</text:p>
          </table:table-cell>
        </table:table-row>
        <table:table-row table:style-name="TableRow93">
          <table:table-cell table:style-name="TableCell94">
            <text:p text:style-name="P95">Użycie<text:s/>ekranu jako wyjścia ( TAK / NIE )</text:p>
          </table:table-cell>
          <table:table-cell table:style-name="TableCell96">
            <text:p text:style-name="P97">TAK</text:p>
          </table:table-cell>
          <table:table-cell table:style-name="TableCell98">
            <text:p text:style-name="P99">TAK</text:p>
          </table:table-cell>
        </table:table-row>
        <table:table-row table:style-name="TableRow100">
          <table:table-cell table:style-name="TableCell101">
            <text:p text:style-name="P102">Rozdzielczość ekranu ( X px / Y px 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1024x768</text:p>
          </table:table-cell>
        </table:table-row>
        <table:table-row table:style-name="TableRow107">
          <table:table-cell table:style-name="TableCell108">
            <text:p text:style-name="P109">Czy układ używa resetu synchronicznego? ( TAK / NIE )</text:p>
          </table:table-cell>
          <table:table-cell table:style-name="TableCell110">
            <text:p text:style-name="P111">TAK</text:p>
          </table:table-cell>
          <table:table-cell table:style-name="TableCell112">
            <text:p text:style-name="P113">TAK</text:p>
          </table:table-cell>
        </table:table-row>
        <table:table-row table:style-name="TableRow114">
          <table:table-cell table:style-name="TableCell115">
            <text:p text:style-name="P116">Identyfikator przycisku na płytce Basys3 użytego jako reset (BTND / BTNC /... )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BTND</text:p>
          </table:table-cell>
        </table:table-row>
        <table:table-row table:style-name="TableRow121">
          <table:table-cell table:style-name="TableCell122">
            <text:p text:style-name="P123">Czy<text:s/>moduły używają wyłącznie sygnałów zegarowych generowanych przez bloki generatorów zegara (IP Vivado) ? <text:s/>( TAK / NIE 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TAK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Textbody"/>
      <text:p text:style-name="P135">UWAGA: Projekt jest uznany za wykonany poprawnie, jeżeli twoje odpowiedzi są zgodne z odpowiedziami oczekiwanymi.</text:p>
      <text:p text:style-name="P136"/>
      <text:p text:style-name="P137"><text:span text:style-name="T138">UWAGA: W<text:s/></text:span><text:span text:style-name="T139">przypadku wystąpienia nieuzasadnionych błędów, lub ostrzeżeń krytycznych (oznaczonych (!) ), oceną z projektu będzie 2.0 (nds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true"/>
    </style:style>
    <style:style style:name="HeaderChar" style:display-name="Head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number:date-style style:name="N2" number:language="en" number:country="US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3" style:parent-style-name="Domyślnaczcionkaakapitu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Nagłówek">MTM UEC2<text:s/><text:date style:data-style-name="N2">15.09.2021</text:date><text:tab/><text:span text:style-name="T3">Lista kontrolna projek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Hubert Mucha</meta:initial-creator>
    <dc:creator>Natalia</dc:creator>
    <meta:creation-date>2021-09-15T00:59:00Z</meta:creation-date>
    <dc:date>2021-09-15T00:59:00Z</dc:date>
    <meta:print-date>2021-09-15T00:58:00Z</meta:print-date>
    <meta:template xlink:href="Normal.dotm" xlink:type="simple"/>
    <meta:editing-cycles>2</meta:editing-cycles>
    <meta:editing-duration>PT120S</meta:editing-duration>
    <meta:document-statistic meta:page-count="1" meta:paragraph-count="3" meta:word-count="235" meta:character-count="1647" meta:row-count="11" meta:non-whitespace-character-count="1415"/>
  </office:meta>
</office:document-meta>
</file>